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style:font-name-complex="Verdana"/>
    </style:style>
    <style:style style:name="P2" style:family="paragraph" style:parent-style-name="Standard">
      <style:text-properties fo:color="#ff420e" style:font-name="Verdana" style:font-name-complex="Verdana"/>
    </style:style>
    <style:style style:name="P3" style:family="paragraph" style:parent-style-name="Standard">
      <style:text-properties fo:color="#0000ff" style:font-name="Verdana" style:font-name-complex="Verdana"/>
    </style:style>
    <style:style style:name="P4" style:family="paragraph" style:parent-style-name="Standard" style:master-page-name="Standard">
      <style:paragraph-properties style:page-number="auto"/>
      <style:text-properties style:font-name="Verdana" style:font-name-complex="Verdana"/>
    </style:style>
    <style:style style:name="T1" style:family="text">
      <style:text-properties style:font-name="Verdana" style:font-name-complex="Verdana"/>
    </style:style>
    <style:style style:name="T2" style:family="text">
      <style:text-properties fo:color="#ff420e" style:font-name="Verdana" style:font-name-complex="Verdana"/>
    </style:style>
    <style:style style:name="T3" style:family="text">
      <style:text-properties fo:color="#0000ff" style:font-name="Verdana" style:font-name-complex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GUAGEM AUDIOVISUAL II</text:p>
      <text:p text:style-name="P1">EXERCÍCIO 4</text:p>
      <text:p text:style-name="P1"/>
      <text:p text:style-name="P1">Vamos trabalhar com a mesma história do exercício 3, da moça no telefone.</text:p>
      <text:p text:style-name="P1"/>
      <text:p text:style-name="P1">Agora pensa em COMO FILMAR ISSO.</text:p>
      <text:p text:style-name="P1"/>
      <text:p text:style-name="Standard"><text:span text:style-name="T1">Cada vez que a gente liga a câmara e filma um pedaço da história, é um PLANO. Quantos planos precisa pra contar essa história? Que pedaço da história é mostrado em cada plano?</text:span></text:p>
      <text:p text:style-name="P1"/>
      <text:p text:style-name="P1">Aqui embaixo, em vermelho, tá o ROTEIRO.</text:p>
      <text:p text:style-name="P1"/>
      <text:p text:style-name="P2">ROTEIRO</text:p>
      <text:p text:style-name="P2"/>
      <text:p text:style-name="Standard"><text:span text:style-name="T2">Numa sala vazia, um telefone de mesa toca. Uma mulher entra, enrolada numa toalha, cabelos molhados. Ela corre até o telefone, atende com uma mão enquanto a outra segura a toalha. Diz "Alô!" duas vezes, mas já desligaram. Ela bate o telefone e olha em volta, preocupada, como que pensando. De repente, leva um susto: em um canto da sala, tem um homem sentado, olhando pra ela. A toalha cai no chão.</text:span></text:p>
      <text:p text:style-name="P2"/>
      <text:p text:style-name="P1">Em azul, a DECUPAGEM, que é o roteiro dividido em planos. Eu comecei marcando o plano 1 e o começo do 2. O exerício é continuar dividindo daí pra diante.</text:p>
      <text:p text:style-name="P1"/>
      <text:p text:style-name="P3">DECUPAGEM</text:p>
      <text:p text:style-name="P3"/>
      <text:p text:style-name="P3">(1) Numa sala vazia, um telefone de mesa toca.</text:p>
      <text:p text:style-name="P3"/>
      <text:p text:style-name="Standard"><text:span text:style-name="T3">(2) Uma mulher entra, enrolada numa toalha, cabelos molhados.</text:span></text:p>
      <text:p text:style-name="Standard"><text:span text:style-name="T3">3 Ela corre até o telefone, atende com uma mão enquanto a outra segura a toalha</text:span></text:p>
      <text:p text:style-name="Standard"><text:span text:style-name="T3">4. Diz "Alô!" duas vezes, mas já desligaram.</text:span></text:p>
      <text:p text:style-name="Standard"><text:span text:style-name="T3">5 Ela bate o telefone e olha em volta, preocupada, como que pensando.</text:span></text:p>
      <text:p text:style-name="Standard"><text:span text:style-name="T3">6 De repente, leva um susto: em um canto da sala, tem um homem sentado, olhando pra ela</text:span></text:p>
      <text:p text:style-name="Standard"><text:span text:style-name="T3">7. A toalha cai no chão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ourier New1" fo:font-size="12pt" fo:language="pt" fo:country="BR" style:letter-kerning="true" style:font-name-asian="SimSun1" style:font-size-asian="12pt" style:font-name-complex="Lucida Sans2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rier New1"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1" style:font-name-complex="Lucida Sans2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Courier New1" fo:font-size="12pt" style:font-name-asian="Microsoft YaHei1" style:font-size-asian="12pt" style:font-name-complex="Lucida Sans2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style:font-name="Courier New1" fo:font-size="12pt" fo:font-style="italic" style:font-size-asian="12pt" style:font-style-asian="italic" style:font-name-complex="Lucida Sans2" style:font-size-complex="12pt" style:font-style-complex="italic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ba Assis Brasil</meta:initial-creator>
    <meta:creation-date>2021-09-14T15:55:00</meta:creation-date>
    <dc:creator>Maria Cristina Feijo</dc:creator>
    <dc:date>2021-09-14T15:55:00</dc:date>
    <meta:editing-cycles>2</meta:editing-cycles>
    <meta:editing-duration>PT2M</meta:editing-duration>
    <meta:document-statistic meta:table-count="0" meta:image-count="0" meta:object-count="0" meta:page-count="1" meta:paragraph-count="17" meta:word-count="247" meta:character-count="1332"/>
    <meta:generator>OpenOffice/4.1.10$Win32 OpenOffice.org_project/4110m2$Build-9807</meta:generator>
  </office:meta>
</office:document-meta>
</file>